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faaa" officeooo:paragraph-rsid="0018faaa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8faaa"/>
    </style:style>
    <style:style style:name="T6" style:family="text">
      <style:text-properties fo:color="#dcddde" loext:opacity="100%" style:font-name="Whitney" fo:font-size="12pt"/>
    </style:style>
    <style:style style:name="T7" style:family="text">
      <style:text-properties fo:color="#dcddde" loext:opacity="100%" style:font-name="Liberation Serif" fo:font-size="12pt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1st</text:span> of <text:span text:style-name="T5">August</text:span> 202<text:span text:style-name="T3">1</text:span> under the <text:span text:style-name="T5">60th</text:span> PA Meeting.</text:p>
      <text:p text:style-name="P1"/>
      <text:p text:style-name="P1">The Assembly, recognising the current situation,</text:p>
      <text:p text:style-name="P1"/>
      <text:p text:style-name="P4">Constitutes the ne<text:span text:style-name="T8">ed </text:span><text:span text:style-name="T9">to remove the 3D-Noteblock-Displays datapack because its a texturepack, and add the texturepack link to the archive for people who want to use it.</text:span>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1"/>
      <text:p text:style-name="P1"/>
      <text:p text:style-name="P1"/>
      <text:p text:style-name="Standard"><text:span text:style-name="T1">[</text:span><text:span text:style-name="T2">Motion 60-1: To remove the 3D-Noteblock-Displays datapack because its a texturepac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8-31T17:14:16.498809552</dc:date>
    <meta:editing-duration>PT2M23S</meta:editing-duration>
    <meta:editing-cycles>6</meta:editing-cycles>
    <meta:generator>LibreOffice/7.1.5.2$Linux_X86_64 LibreOffice_project/c18cfcb0f8824ad4ef2fc2ec0bd004713f8a9d14</meta:generator>
    <meta:document-statistic meta:table-count="0" meta:image-count="0" meta:object-count="0" meta:page-count="1" meta:paragraph-count="7" meta:word-count="64" meta:character-count="416" meta:non-whitespace-character-count="359"/>
  </office:meta>
</office:document-meta>
</file>